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xygen" svg:font-family="Oxyge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4.2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1.25pt" fo:font-style="italic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1.25pt" fo:font-style="italic" style:text-underline-style="none" fo:font-weight="normal" style:text-blinking="false" fo:background-color="transparent" style:font-style-asian="italic" style:font-style-complex="italic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666666" style:text-line-through-style="none" style:font-name="Oxygen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italic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9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666666" style:text-line-through-style="none" style:font-name="Oxygen" fo:font-size="12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4.25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1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4.25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4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5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6" style:family="paragraph" style:parent-style-name="Text_20_body" style:list-style-name="L4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7" style:family="paragraph" style:parent-style-name="Text_20_body" style:list-style-name="L5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8" style:family="paragraph" style:parent-style-name="Text_20_body" style:list-style-name="L6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39" style:family="paragraph" style:parent-style-name="Text_20_body" style:list-style-name="L7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40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41" style:family="paragraph" style:parent-style-name="Text_20_body" style:list-style-name="L6"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17"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text-properties fo:font-variant="normal" fo:text-transform="none" fo:color="#000000" style:text-line-through-style="none" style:font-name="Oxygen" fo:font-size="14.25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text-properties fo:font-variant="normal" fo:text-transform="none" fo:color="#000000" style:text-line-through-style="none" style:font-name="Oxygen" fo:font-size="14.25pt" fo:font-style="normal" style:text-underline-style="none" fo:font-weight="bold" style:text-blinking="false" fo:background-color="transparent"/>
    </style:style>
    <style:style style:name="P45" style:family="paragraph" style:parent-style-name="Text_20_body">
      <style:text-properties fo:font-weight="normal"/>
    </style:style>
    <style:style style:name="P46" style:family="paragraph" style:parent-style-name="Standard">
      <style:text-properties fo:font-variant="normal" fo:text-transform="none" fo:color="#000000" style:text-line-through-style="none" style:font-name="Oxygen" fo:font-size="14.25pt" fo:font-style="normal" style:text-underline-style="none" fo:font-weight="bold" style:text-blinking="false" fo:background-color="transparent"/>
    </style:style>
    <style:style style:name="P47" style:family="paragraph" style:parent-style-name="Standard">
      <style:text-properties fo:font-weight="normal"/>
    </style:style>
    <style:style style:name="P48" style:family="paragraph" style:parent-style-name="Standard" style:list-style-name="L1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49" style:family="paragraph" style:parent-style-name="Standard" style:list-style-name="L2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50" style:family="paragraph" style:parent-style-name="Standard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51" style:family="paragraph" style:parent-style-name="Standard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52" style:family="paragraph" style:parent-style-name="Standard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53" style:family="paragraph" style:parent-style-name="Standard" style:list-style-name="L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54" style:family="paragraph" style:parent-style-name="Standard" style:list-style-name="L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55" style:family="paragraph" style:parent-style-name="Standard" style:list-style-name="L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56" style:family="paragraph" style:parent-style-name="Standard" style:list-style-name="L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57" style:family="paragraph" style:parent-style-name="Standard" style:list-style-name="L1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58" style:family="paragraph" style:parent-style-name="Standard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1e6ed9-4592-1ce3-36e7-bbd67f956441"/>TF1.1 Huvudscenario Ladda upp bild med format JPG/JPEG</text:p>
      <text:p text:style-name="Text_20_body"/>
      <text:p text:style-name="P2">Målet med detta testfall är att undersöka att det går att ladda upp en bild i formatet JPG/JPEG</text:p>
      <text:p text:style-name="P5"/>
      <text:p text:style-name="P5">Efterkrav</text:p>
      <text:p text:style-name="P2">Kontrollera att bilden är uppladdad </text:p>
      <text:p text:style-name="Text_20_body"/>
      <text:p text:style-name="P5">Scenario</text:p>
      <text:p text:style-name="P5"/>
      <text:list xml:id="list4416497335475980918" text:style-name="L1">
        <text:list-item>
          <text:p text:style-name="P13">Välj "Posta nytt inlägg"</text:p>
        </text:list-item>
        <text:list-item>
          <text:p text:style-name="P13">Systemet presenterar formulär </text:p>
        </text:list-item>
        <text:list-item>
          <text:p text:style-name="P13">Välj fil </text:p>
        </text:list-item>
        <text:list-item>
          <text:p text:style-name="P33"><text:bookmark text:name="docs-internal-guid-031e6ed9-4593-9e24-8b44-830a3b939e34"/><text:span text:style-name="T1">Systemet öppnar filhanteraren</text:span> </text:p>
        </text:list-item>
        <text:list-item>
          <text:p text:style-name="P50"><text:bookmark text:name="docs-internal-guid-031e6ed9-4594-2144-e568-a62fd740c5cc"/>Välj från bildmappen önskad bild i JPG/JPEG-format </text:p>
        </text:list-item>
        <text:list-item>
          <text:p text:style-name="P50">Klicka ”Ladda upp”</text:p>
        </text:list-item>
        <text:list-item>
          <text:p text:style-name="P48"><text:bookmark text:name="docs-internal-guid-031e6ed9-4596-10b5-5bfb-892ad4b88f6b"/><text:span text:style-name="T1">Systemet bekräftar lyckad uppladdning med meddelande "Uppladdning av inlägg lyckades"</text:span> </text:p>
        </text:list-item>
      </text:list>
      <text:p text:style-name="P8"/>
      <text:p text:style-name="P1">TF1.2 Alt.scenario Ladda upp bild med format PNG</text:p>
      <text:p text:style-name="Text_20_body"/>
      <text:p text:style-name="P2">Målet med detta testfall är att undersöka att det går att ladda upp en bild i formatet PNG</text:p>
      <text:p text:style-name="P5"/>
      <text:p text:style-name="P5">Efterkrav</text:p>
      <text:p text:style-name="P2">Kontrollera att bilden är uppladdad </text:p>
      <text:p text:style-name="Text_20_body"/>
      <text:p text:style-name="P5">Scenario</text:p>
      <text:p text:style-name="P5"/>
      <text:list xml:id="list2543155434558884656" text:style-name="L2">
        <text:list-item>
          <text:p text:style-name="P14">Välj "Posta nytt inlägg"</text:p>
        </text:list-item>
        <text:list-item>
          <text:p text:style-name="P14">Systemet presenterar formulär </text:p>
        </text:list-item>
        <text:list-item>
          <text:p text:style-name="P14">Välj fil </text:p>
        </text:list-item>
        <text:list-item>
          <text:p text:style-name="P34"><text:bookmark text:name="docs-internal-guid-031e6ed9-4593-9e24-8b44-830a3b939e341"/><text:span text:style-name="T1">Systemet öppnar filhanteraren</text:span> </text:p>
        </text:list-item>
        <text:list-item>
          <text:p text:style-name="P51"><text:bookmark text:name="docs-internal-guid-031e6ed9-4594-2144-e568-a62fd740c5cc1"/>Välj från bildmappen önskad bild i PNG-format </text:p>
        </text:list-item>
        <text:list-item>
          <text:p text:style-name="P51">Klicka ”Ladda upp”</text:p>
        </text:list-item>
        <text:list-item>
          <text:p text:style-name="P49"><text:span text:style-name="T1">Systemet bekräftar lyckad uppladdning med meddelande "Uppladdning av inlägg lyckades"</text:span> </text:p>
        </text:list-item>
      </text:list>
      <text:p text:style-name="P7"/>
      <text:p text:style-name="P1"/>
      <text:p text:style-name="P1"/>
      <text:p text:style-name="P1"/>
      <text:p text:style-name="P1"/>
      <text:p text:style-name="P1"><text:soft-page-break/>TF1.3 Alt.scenario Ladda upp bild med format GIF </text:p>
      <text:p text:style-name="Text_20_body"/>
      <text:p text:style-name="P2">Målet med detta testfall är att undersöka att det går att ladda upp en bild i formatet GIF</text:p>
      <text:p text:style-name="P5"/>
      <text:p text:style-name="P5">Efterkrav</text:p>
      <text:p text:style-name="P2">Kontrollera att bilden är uppladdad </text:p>
      <text:p text:style-name="Text_20_body"/>
      <text:p text:style-name="P5">Scenario</text:p>
      <text:p text:style-name="P5"/>
      <text:list xml:id="list5624842637591687766" text:style-name="L3">
        <text:list-item>
          <text:p text:style-name="P15">Välj "Posta nytt inlägg"</text:p>
        </text:list-item>
        <text:list-item>
          <text:p text:style-name="P15">Systemet presenterar formulär </text:p>
        </text:list-item>
        <text:list-item>
          <text:p text:style-name="P15">Välj fil </text:p>
        </text:list-item>
        <text:list-item>
          <text:p text:style-name="P35"><text:bookmark text:name="docs-internal-guid-031e6ed9-4593-9e24-8b44-830a3b939e3411"/><text:span text:style-name="T1">Systemet öppnar filhanteraren</text:span> </text:p>
        </text:list-item>
        <text:list-item>
          <text:p text:style-name="P52"><text:bookmark text:name="docs-internal-guid-031e6ed9-4594-2144-e568-a62fd740c5cc11"/>Välj från bildmappen önskad bild i GIF-format </text:p>
        </text:list-item>
        <text:list-item>
          <text:p text:style-name="P52">Klicka ”Ladda upp”</text:p>
        </text:list-item>
        <text:list-item>
          <text:p text:style-name="P52">Systemet bekräftar lyckad uppladdning med meddelande "Uppladdning av inlägg lyckades”</text:p>
        </text:list-item>
      </text:list>
      <text:p text:style-name="P7"/>
      <text:p text:style-name="P7"/>
      <text:p text:style-name="P7"/>
      <text:p text:style-name="P1"><text:bookmark text:name="docs-internal-guid-031e6ed9-4599-1a41-6bff-dd786a50946b"/>TF1.4 Alt.scenario Ladda upp bild med felaktig format</text:p>
      <text:p text:style-name="P1"/>
      <text:p text:style-name="P2">Målet med detta testfall är att undersöka att det inte ska gå att ladda upp en bild i andra format än JPG/JPEG, GIF och PNG</text:p>
      <text:p text:style-name="P5"/>
      <text:p text:style-name="P5">Scenario</text:p>
      <text:p text:style-name="P5"/>
      <text:list xml:id="list1158032929949140516" text:style-name="L4">
        <text:list-item>
          <text:p text:style-name="P16">Välj "Posta nytt inlägg"</text:p>
        </text:list-item>
        <text:list-item>
          <text:p text:style-name="P16">Systemet presenterar formulär </text:p>
        </text:list-item>
        <text:list-item>
          <text:p text:style-name="P16">Välj fil </text:p>
        </text:list-item>
        <text:list-item>
          <text:p text:style-name="P36"><text:bookmark text:name="docs-internal-guid-031e6ed9-4593-9e24-8b44-830a3b939e3411111"/><text:span text:style-name="T1">Systemet öppnar filhanteraren</text:span> </text:p>
        </text:list-item>
        <text:list-item>
          <text:p text:style-name="P53"><text:bookmark text:name="docs-internal-guid-031e6ed9-4594-2144-e568-a62fd740c5cc11111"/>Välj från bildmappen önskad bild i annan format än JPG/JPEG, GIF och PNG</text:p>
        </text:list-item>
        <text:list-item>
          <text:p text:style-name="P53">Klicka ”Ladda upp”</text:p>
        </text:list-item>
        <text:list-item>
          <text:p text:style-name="P16">Systemet visar meddelande "Uppladdning av inlägg misslyckades. Kontrollera att bilden är av format jpg/jpeg, gif eller png och ej större än 2MB med maxbredd 800px och maxlängd 800px"</text:p>
        </text:list-item>
      </text:list>
      <text:p text:style-name="P3"/>
      <text:p text:style-name="P3"/>
      <text:p text:style-name="P3"/>
      <text:p text:style-name="P1"/>
      <text:p text:style-name="P1"/>
      <text:p text:style-name="P1"/>
      <text:p text:style-name="P1"><text:soft-page-break/>TF2.1 Alt.scenario Ladda upp bild med accepterad bildstorlek i byte</text:p>
      <text:p text:style-name="P1"/>
      <text:p text:style-name="P2">Målet med detta testfall är att undersöka att det går att ladda upp en bild som är mindre än 2 MB</text:p>
      <text:p text:style-name="P2"/>
      <text:p text:style-name="P5">Scenario</text:p>
      <text:p text:style-name="P5"/>
      <text:list xml:id="list5340345663922757522" text:style-name="L5">
        <text:list-item>
          <text:p text:style-name="P17">Välj "Posta nytt inlägg"</text:p>
        </text:list-item>
        <text:list-item>
          <text:p text:style-name="P17">Systemet presenterar formulär </text:p>
        </text:list-item>
        <text:list-item>
          <text:p text:style-name="P17">Välj fil </text:p>
        </text:list-item>
        <text:list-item>
          <text:p text:style-name="P37"><text:bookmark text:name="docs-internal-guid-031e6ed9-4593-9e24-8b44-830a3b939e34111111"/><text:span text:style-name="T1">Systemet öppnar filhanteraren</text:span> </text:p>
        </text:list-item>
        <text:list-item>
          <text:p text:style-name="P54"><text:bookmark text:name="docs-internal-guid-031e6ed9-4594-2144-e568-a62fd740c5cc111111"/>Välj från bildmappen önskad bild i JPG-format med storlek under 2 MB</text:p>
        </text:list-item>
        <text:list-item>
          <text:p text:style-name="P54">Klicka ”Ladda upp”</text:p>
        </text:list-item>
        <text:list-item>
          <text:p text:style-name="P17">Systemet visar meddelande "Uppladdning av inlägg lyckades” </text:p>
        </text:list-item>
      </text:list>
      <text:p text:style-name="P3"/>
      <text:p text:style-name="Text_20_body"/>
      <text:p text:style-name="Text_20_body"/>
      <text:p text:style-name="P1">TF2.2 Alt.scenario Ladda upp bild med fel bildstorlek i byte</text:p>
      <text:p text:style-name="P1"/>
      <text:p text:style-name="P2">Målet med detta testfall är att undersöka att det inte ska gå att ladda upp en bild som är större än 2 MB</text:p>
      <text:p text:style-name="P5"/>
      <text:p text:style-name="P5">Scenario</text:p>
      <text:p text:style-name="P5"/>
      <text:list xml:id="list1606719892766616555" text:style-name="L6">
        <text:list-item>
          <text:p text:style-name="P18">Välj "Posta nytt inlägg"</text:p>
        </text:list-item>
        <text:list-item>
          <text:p text:style-name="P18">Systemet presenterar formulär </text:p>
        </text:list-item>
        <text:list-item>
          <text:p text:style-name="P18">Välj fil </text:p>
        </text:list-item>
        <text:list-item>
          <text:p text:style-name="P38"><text:bookmark text:name="docs-internal-guid-031e6ed9-4593-9e24-8b44-830a3b939e341111111"/><text:span text:style-name="T1">Systemet öppnar filhanteraren</text:span> </text:p>
        </text:list-item>
        <text:list-item>
          <text:p text:style-name="P55"><text:bookmark text:name="docs-internal-guid-031e6ed9-4594-2144-e568-a62fd740c5cc1111111"/>Välj från bildmappen önskad bild i JPG-format med storlek över 2 MB</text:p>
        </text:list-item>
        <text:list-item>
          <text:p text:style-name="P55">Klicka ”Ladda upp”</text:p>
        </text:list-item>
        <text:list-item>
          <text:p text:style-name="P41">Systemet visar meddelande "Uppladdning av inlägg misslyckades. Kontrollera att bilden är av format jpg/jpeg, gif eller png och ej större än 2MB med maxbredd 800px och maxlängd 800px"</text:p>
        </text:list-item>
      </text:list>
      <text:p text:style-name="P4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TF3.1 Huvudscenario Ladda upp bild med accepterad bildstorlek i längd och bredd</text:p>
      <text:p text:style-name="Text_20_body"/>
      <text:p text:style-name="P2">Målet med detta testfall är att undersöka att en bild ej större än 800 x 800 går att ladda upp </text:p>
      <text:p text:style-name="P2"/>
      <text:p text:style-name="P5">Efterkrav</text:p>
      <text:p text:style-name="P2">Kontrollera att bilden är uppladdad</text:p>
      <text:p text:style-name="Text_20_body"/>
      <text:p text:style-name="P5">Scenario</text:p>
      <text:p text:style-name="P5"/>
      <text:list xml:id="list5806077353907625254" text:style-name="L7">
        <text:list-item>
          <text:p text:style-name="P19">Välj "Posta nytt inlägg"</text:p>
        </text:list-item>
        <text:list-item>
          <text:p text:style-name="P19">Systemet presenterar formulär </text:p>
        </text:list-item>
        <text:list-item>
          <text:p text:style-name="P19">Välj fil </text:p>
        </text:list-item>
        <text:list-item>
          <text:p text:style-name="P39"><text:bookmark text:name="docs-internal-guid-031e6ed9-4593-9e24-8b44-830a3b939e34111"/><text:span text:style-name="T1">Systemet öppnar filhanteraren</text:span> </text:p>
        </text:list-item>
        <text:list-item>
          <text:p text:style-name="P56"><text:bookmark text:name="docs-internal-guid-031e6ed9-4594-2144-e568-a62fd740c5cc111"/>Välj från bildmappen önskad bild i JPG-format med bildstorlek ej större än 800 x 800</text:p>
        </text:list-item>
        <text:list-item>
          <text:p text:style-name="P56">Klicka ”Ladda upp”</text:p>
        </text:list-item>
        <text:list-item>
          <text:p text:style-name="P56">Systemet bekräftar lyckad uppladdning med meddelande "Uppladdning av inlägg lyckades”</text:p>
        </text:list-item>
      </text:list>
      <text:p text:style-name="P7"/>
      <text:p text:style-name="P2"/>
      <text:p text:style-name="P1">TF3.2 Alt.scenario Ladda upp bild med fel bildstorlek i längd och bredd</text:p>
      <text:p text:style-name="P1"/>
      <text:p text:style-name="P2">Målet med detta testfall är att undersöka att det inte ska gå att ladda upp en bild som är större än 800 x 800</text:p>
      <text:p text:style-name="P5"/>
      <text:p text:style-name="P5">Scenario</text:p>
      <text:p text:style-name="P5"/>
      <text:list xml:id="list7072840054299480736" text:style-name="L17">
        <text:list-item>
          <text:p text:style-name="P29">Välj "Posta nytt inlägg"</text:p>
        </text:list-item>
        <text:list-item>
          <text:p text:style-name="P29">Systemet presenterar formulär </text:p>
        </text:list-item>
        <text:list-item>
          <text:p text:style-name="P29">Välj fil </text:p>
        </text:list-item>
        <text:list-item>
          <text:p text:style-name="P40"><text:bookmark text:name="docs-internal-guid-031e6ed9-4593-9e24-8b44-830a3b939e3411111111"/><text:span text:style-name="T1">Systemet öppnar filhanteraren</text:span> </text:p>
        </text:list-item>
        <text:list-item>
          <text:p text:style-name="P58"><text:bookmark text:name="docs-internal-guid-031e6ed9-4594-2144-e568-a62fd740c5cc11111111"/>Välj från bildmappen önskad bild i JPG-format med storlek större än 800 x 800</text:p>
        </text:list-item>
        <text:list-item>
          <text:p text:style-name="P58">Klicka ”Ladda upp”</text:p>
        </text:list-item>
        <text:list-item>
          <text:p text:style-name="P42">Systemet visar meddelande "Uppladdning av inlägg misslyckades. Kontrollera att bilden är av format jpg, gif eller png och ej större än 2MB med maxbredd 800px och maxlängd 800px"</text:p>
        </text:list-item>
      </text:list>
      <text:p text:style-name="P4"/>
      <text:p text:style-name="Text_20_body"/>
      <text:p text:style-name="Text_20_body"/>
      <text:p text:style-name="Text_20_body"/>
      <text:p text:style-name="P1"><text:bookmark text:name="docs-internal-guid-031e6ed9-45a8-3bde-b85b-d9a7b6fcad1a"/><text:soft-page-break/>TF4.1 Huvudscenario Ändra bild</text:p>
      <text:p text:style-name="Text_20_body"/>
      <text:p text:style-name="P2">Målet med detta testfall är att undersöka att en bild går att ersättas med en annan </text:p>
      <text:p text:style-name="P2"/>
      <text:p text:style-name="P5">Förkrav</text:p>
      <text:p text:style-name="P2">Inloggad som administratör med användarnamn ”Admin” och lösenord ”Password”</text:p>
      <text:p text:style-name="P2"/>
      <text:p text:style-name="P5">Efterkrav</text:p>
      <text:p text:style-name="P2">Kontrollera att den ändrade bilden är uppladdad</text:p>
      <text:p text:style-name="Text_20_body"/>
      <text:p text:style-name="P5">Scenario</text:p>
      <text:p text:style-name="P5"/>
      <text:list xml:id="list3198518611765171829" text:style-name="L8">
        <text:list-item>
          <text:p text:style-name="P20">Välj "ändra bild"</text:p>
        </text:list-item>
        <text:list-item>
          <text:p text:style-name="P20">Systemet presenterar formulär </text:p>
        </text:list-item>
        <text:list-item>
          <text:p text:style-name="P20">Välj fil <text:s/></text:p>
        </text:list-item>
        <text:list-item>
          <text:p text:style-name="P20">Systemet öppnar filhanteraren</text:p>
        </text:list-item>
        <text:list-item>
          <text:p text:style-name="P20">Välj från bildmappen önskad bild i JPG-format </text:p>
        </text:list-item>
        <text:list-item>
          <text:p text:style-name="P20">Klicka på ”Uppdatera bild”</text:p>
        </text:list-item>
        <text:list-item>
          <text:p text:style-name="P20">Systemet bekräftar uppladdningen med meddelande "Bilden är uppdaterad"</text:p>
        </text:list-item>
      </text:list>
      <text:p text:style-name="P45"/>
      <text:p text:style-name="P45"/>
      <text:p text:style-name="P45"/>
      <text:p text:style-name="P47"><text:bookmark text:name="docs-internal-guid-031e6ed9-45c4-4b19-cbed-37767cf692b7"/></text:p>
      <text:p text:style-name="P1">TF5.1 Huvudscenario Kommentera bild</text:p>
      <text:p text:style-name="Text_20_body"/>
      <text:p text:style-name="P2">Målet med detta testfall är att undersöka att en kommentar kan läggas till </text:p>
      <text:p text:style-name="Text_20_body"/>
      <text:p text:style-name="P5">Förkrav</text:p>
      <text:p text:style-name="P2">Användare har klickat på ”Posta nytt inlägg” och valt en bild i rätt storlek</text:p>
      <text:p text:style-name="Text_20_body"/>
      <text:p text:style-name="P5">Efterkrav</text:p>
      <text:p text:style-name="P2">Kontrollera att kommentaren är registrerad</text:p>
      <text:p text:style-name="Text_20_body"/>
      <text:p text:style-name="P5">Scenario</text:p>
      <text:p text:style-name="P5"/>
      <text:list xml:id="list3117529667510731280" text:style-name="L9">
        <text:list-item>
          <text:p text:style-name="P21">Skriv ”This is awesome!” i kommentarsfältet och klicka på ”Ladda upp”</text:p>
        </text:list-item>
        <text:list-item>
          <text:p text:style-name="P21">Systemet bekräftar med meddelande ”Uppladdning av inlägg lyckades" </text:p>
        </text:list-item>
      </text:list>
      <text:p text:style-name="P45"><text:line-break/><text:line-break/></text:p>
      <text:p text:style-name="P43"/>
      <text:p text:style-name="P44"/>
      <text:p text:style-name="P44"><text:soft-page-break/>TF5.2 Alt.scenario Tom textruta</text:p>
      <text:p text:style-name="P44"/>
      <text:p text:style-name="P2">Målet med detta testfall är att undersöka att det ska kunna gå att välja bort att lägga till kommentar </text:p>
      <text:p text:style-name="Text_20_body"/>
      <text:p text:style-name="P5">Förkrav</text:p>
      <text:p text:style-name="P2">Användare har klickat på ”Posta nytt inlägg” och valt en bild i rätt storlek (TF2.1 &amp; TF3.1)</text:p>
      <text:p text:style-name="Text_20_body"/>
      <text:p text:style-name="P5">Efterkrav</text:p>
      <text:p text:style-name="P2">Kontrollera att det inte finns någon kommentar registrerad </text:p>
      <text:p text:style-name="P2"/>
      <text:p text:style-name="P5">Scenario</text:p>
      <text:p text:style-name="P5"/>
      <text:list xml:id="list7728019076572844722" text:style-name="L10">
        <text:list-item>
          <text:p text:style-name="P22">Lämna kommentarsfältet tomt och klicka på ”Ladda upp”</text:p>
        </text:list-item>
        <text:list-item>
          <text:p text:style-name="P22">Systemet bekräftar med meddelande ”Uppladdning av inlägg lyckades" </text:p>
        </text:list-item>
      </text:list>
      <text:p text:style-name="P6"/>
      <text:p text:style-name="P32"/>
      <text:p text:style-name="P44">TF5.3 Alt.scenario Kommentar med a-tagg</text:p>
      <text:p text:style-name="P44"/>
      <text:p text:style-name="P2">Målet med detta testfall är att undersöka att taggar tas bort när kommentaren postas</text:p>
      <text:p text:style-name="Text_20_body"/>
      <text:p text:style-name="P5">Förkrav</text:p>
      <text:p text:style-name="P2">Användare har klickat på ”Posta nytt inlägg” och valt en bild i rätt storlek (TF2.1 &amp; TF3.1)</text:p>
      <text:p text:style-name="Text_20_body"/>
      <text:p text:style-name="P5">Efterkrav</text:p>
      <text:p text:style-name="P2">Kontrollera att kommentaren ”has tags” är registrerad utan a-taggar </text:p>
      <text:p text:style-name="P2"/>
      <text:p text:style-name="P5">Scenario</text:p>
      <text:p text:style-name="P5"/>
      <text:list xml:id="list2481811755547784444" text:style-name="L11">
        <text:list-item>
          <text:p text:style-name="P23">Skriv ”&lt;a&gt;has tags&lt;/a&gt;” och klicka på ”Ladda upp””</text:p>
        </text:list-item>
        <text:list-item>
          <text:p text:style-name="P23">Systemet bekräftar med meddelande ”Uppladdning av inlägg lyckades" </text:p>
        </text:list-item>
      </text:list>
      <text:p text:style-name="Text_20_body"/>
      <text:p text:style-name="P1"/>
      <text:p text:style-name="P1"/>
      <text:p text:style-name="P1"/>
      <text:p text:style-name="P1"/>
      <text:p text:style-name="P1"/>
      <text:p text:style-name="P1"><text:soft-page-break/>TF6.1 Huvudscenario Redigera kommentar </text:p>
      <text:p text:style-name="Text_20_body"/>
      <text:p text:style-name="P2"><text:bookmark text:name="docs-internal-guid-031e6ed9-45ce-d04b-a584-6a11f91597d1"/>Målet med detta testfall är att undersöka att en kommentar går att redigera</text:p>
      <text:p text:style-name="Text_20_body"/>
      <text:p text:style-name="P5">Förkrav</text:p>
      <text:p text:style-name="P2">Inloggad som administratör med användarnamn ”Admin” och lösenord ”Password</text:p>
      <text:p text:style-name="P2">samt det ska finnas en kommentar att redigera</text:p>
      <text:p text:style-name="Text_20_body"/>
      <text:p text:style-name="P5">Efterkrav</text:p>
      <text:p text:style-name="P2">Kontrollera att kommentaren är redigerad</text:p>
      <text:p text:style-name="Text_20_body"/>
      <text:p text:style-name="P5">Scenario</text:p>
      <text:p text:style-name="P5"/>
      <text:list xml:id="list6776933509755892236" text:style-name="L12">
        <text:list-item>
          <text:p text:style-name="P24">Välj “Ändra kommentar” på bild som har kommentar ”This is awesome!”</text:p>
        </text:list-item>
        <text:list-item>
          <text:p text:style-name="P24">Systemet presenterar en textruta</text:p>
        </text:list-item>
        <text:list-item>
          <text:p text:style-name="P57"><text:bookmark text:name="docs-internal-guid-031e6ed9-45d1-0f6d-f951-0da1301685a6"/>Skriv över med ny text “This works!”och klicka på “spara kommentar”</text:p>
        </text:list-item>
        <text:list-item>
          <text:p text:style-name="P24">Systemet bekräftar med meddelande "Kommentaren är uppdaterad"</text:p>
        </text:list-item>
      </text:list>
      <text:p text:style-name="P2"/>
      <text:p text:style-name="P2"/>
      <text:p text:style-name="P1"/>
      <text:p text:style-name="P1"><text:bookmark text:name="docs-internal-guid-031e6ed9-45d6-c2a2-f33e-475d1b190f4c"/>TF7.1 Huvudscenario Ta bort kommentar</text:p>
      <text:p text:style-name="Text_20_body"/>
      <text:p text:style-name="P2">Målet med detta testfall är att undersöka att en kommentar går att ta bort en kommentar </text:p>
      <text:p text:style-name="Text_20_body"/>
      <text:p text:style-name="P5">Förkrav</text:p>
      <text:p text:style-name="P2">Inloggad som administratör med användarnamn ”Admin” och lösenord ”Password</text:p>
      <text:p text:style-name="P2">samt det ska finnas en kommentar att ta bort</text:p>
      <text:p text:style-name="P2"/>
      <text:p text:style-name="P5">Efterkrav</text:p>
      <text:p text:style-name="P2">Kontrollera att kommentaren är borttagen</text:p>
      <text:p text:style-name="Text_20_body"/>
      <text:p text:style-name="P5">Scenario</text:p>
      <text:p text:style-name="P5"/>
      <text:list xml:id="list6814179851352247228" text:style-name="L13">
        <text:list-item>
          <text:p text:style-name="P25">Välj “Ändra kommentar” på bild med kommentaren ”This works!”</text:p>
        </text:list-item>
        <text:list-item>
          <text:p text:style-name="P25">Systemet presenterar en textruta</text:p>
        </text:list-item>
        <text:list-item>
          <text:p text:style-name="P25">Radera texten och klicka på ”Uppdatera kommentar”</text:p>
        </text:list-item>
        <text:list-item>
          <text:p text:style-name="P25">Systemet bekräftar med meddelande "Kommentaren är uppdaterad"</text:p>
        </text:list-item>
      </text:list>
      <text:p text:style-name="P2"/>
      <text:p text:style-name="P2"/>
      <text:p text:style-name="P1"/>
      <text:p text:style-name="P1"/>
      <text:p text:style-name="P1"><text:soft-page-break/>TF8.1 Huvudscenario Navigera till bildbloggens huvudsida</text:p>
      <text:p text:style-name="P1"/>
      <text:p text:style-name="P2">Målet med detta testfall är att undersöka att det går att navigera till bildbloggen och se alla inlägg</text:p>
      <text:p text:style-name="P2"/>
      <text:p text:style-name="P5">Efterkrav</text:p>
      <text:p text:style-name="P2">Kontrollera att knappen endast ”Lägga till inlägg” finns tillgänglig</text:p>
      <text:p text:style-name="Text_20_body"/>
      <text:p text:style-name="P5">Scenario</text:p>
      <text:p text:style-name="P5"/>
      <text:list xml:id="list7263654775267295085" text:style-name="L14">
        <text:list-item>
          <text:p text:style-name="P26">Skriv in bildblogg.vivilam.com och Enter</text:p>
        </text:list-item>
        <text:list-item>
          <text:p text:style-name="P26">Systemet presenterar Vivis Bildblogg </text:p>
        </text:list-item>
      </text:list>
      <text:p text:style-name="P6"/>
      <text:p text:style-name="P6"/>
      <text:p text:style-name="P1">TF9.1 Huvudscenario Lägga till namn på användaren</text:p>
      <text:p text:style-name="Text_20_body"/>
      <text:p text:style-name="P2">Målet med detta testfall är att undersöka att det går att lägga till namn på användaren som postat inlägget</text:p>
      <text:p text:style-name="Text_20_body"/>
      <text:p text:style-name="P5">Förkrav</text:p>
      <text:p text:style-name="P2">Användare har klickat på ”Posta nytt inlägg” och valt en bild i rätt storlek (TF2.1 &amp; TF3.1)</text:p>
      <text:p text:style-name="P2"/>
      <text:p text:style-name="P5">Efterkrav</text:p>
      <text:p text:style-name="P2">Kontrollera att namnet finns registrerat</text:p>
      <text:p text:style-name="Text_20_body"/>
      <text:p text:style-name="P5">Scenario</text:p>
      <text:p text:style-name="P5"/>
      <text:list xml:id="list2943798394163230006" text:style-name="L15">
        <text:list-item>
          <text:p text:style-name="P27">Skriv ”Peter Pan” i kommentarsfältet och klicka på ”Ladda upp”</text:p>
        </text:list-item>
        <text:list-item>
          <text:p text:style-name="P27">Systemet bekräftar med meddelande ”Uppladdning av inlägg lyckades"</text:p>
        </text:list-item>
      </text:list>
      <text:p text:style-name="P6"/>
      <text:p text:style-name="P6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TF9.2 Alt.scenario Lägga till namn med a-tagg</text:p>
      <text:p text:style-name="P44"/>
      <text:p text:style-name="P2">Målet med detta testfall är att undersöka att taggar tas bort när namnet postas</text:p>
      <text:p text:style-name="Text_20_body"/>
      <text:p text:style-name="P5">Förkrav</text:p>
      <text:p text:style-name="P2">Användare har klickat på ”Posta nytt inlägg” och valt en bild i rätt storlek (TF2.1 &amp; TF3.1)</text:p>
      <text:p text:style-name="Text_20_body"/>
      <text:p text:style-name="P5">Efterkrav</text:p>
      <text:p text:style-name="P2">Kontrollera att namnet ”Peter Pan” är registrerad utan a-taggar </text:p>
      <text:p text:style-name="P2"/>
      <text:p text:style-name="P5">Scenario</text:p>
      <text:p text:style-name="P5"/>
      <text:list xml:id="list2386975299521722315" text:style-name="L16">
        <text:list-item>
          <text:p text:style-name="P28">Skriv ”&lt;a&gt;Peter Pan&lt;/a&gt;” och klicka på ”Ladda upp””</text:p>
        </text:list-item>
        <text:list-item>
          <text:p text:style-name="P28">Systemet bekräftar med meddelande ”Uppladdning av inlägg lyckades" </text:p>
        </text:list-item>
      </text:list>
      <text:p text:style-name="P44"/>
      <text:p text:style-name="P44"/>
      <text:p text:style-name="P44">TF9.3 Alt.scenario Tom textruta för namn</text:p>
      <text:p text:style-name="P44"/>
      <text:p text:style-name="P2">Målet med detta testfall är att undersöka att det ska kunna gå att välja bort att lägga till namn</text:p>
      <text:p text:style-name="Text_20_body"/>
      <text:p text:style-name="P5">Förkrav</text:p>
      <text:p text:style-name="P2">Användare har klickat på ”Posta nytt inlägg” och valt en bild i rätt storlek (TF2.1 &amp; TF3.1)</text:p>
      <text:p text:style-name="Text_20_body"/>
      <text:p text:style-name="P5">Efterkrav</text:p>
      <text:p text:style-name="P2">Kontrollera att det inte finns något namn registrerat</text:p>
      <text:p text:style-name="P2"/>
      <text:p text:style-name="P5">Scenario</text:p>
      <text:p text:style-name="P5"/>
      <text:list xml:id="list7515270627489937088" text:style-name="L18">
        <text:list-item>
          <text:p text:style-name="P30">Lämna namnfältet tomt och klicka på ”Ladda upp”</text:p>
        </text:list-item>
        <text:list-item>
          <text:p text:style-name="P30">Systemet bekräftar med meddelande ”Uppladdning av inlägg lyckades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xygen" svg:font-family="Oxyge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 Lam</meta:initial-creator>
    <meta:creation-date>2014-10-25T06:25:18.99</meta:creation-date>
    <dc:date>2014-10-26T07:06:57.57</dc:date>
    <dc:creator>Vivi Lam</dc:creator>
    <meta:editing-duration>PT2H9M45S</meta:editing-duration>
    <meta:editing-cycles>51</meta:editing-cycles>
    <meta:generator>OpenOffice/4.0.1$Win32 OpenOffice.org_project/401m5$Build-9714</meta:generator>
    <meta:document-statistic meta:table-count="0" meta:image-count="0" meta:object-count="0" meta:page-count="9" meta:paragraph-count="188" meta:word-count="1353" meta:character-count="8409"/>
  </office:meta>
</office:document-meta>
</file>